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2_20_Dots_20_3_20_Dashes" svg:stroke-width="0.01cm" svg:stroke-color="#666666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7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2f2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666666" draw:fill="solid" draw:fill-color="#aecf00" draw:textarea-horizontal-align="left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3.75cm"/>
    </style:style>
    <style:style style:name="gr11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fffff" draw:textarea-horizontal-align="left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2_20_Dots_20_3_20_Dashes" svg:stroke-color="#666666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2.3cm" svg:height="1.3cm" svg:x="13cm" svg:y="2.3cm">
          <text:p text:style-name="P1">jQue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st" draw:style-name="gr1" draw:text-style-name="P1" xml:id="id5" draw:id="id5" draw:layer="layout" svg:width="3.5cm" svg:height="1.3cm" svg:x="1.9cm" svg:y="5.2cm">
          <svg:title>Test</svg:title>
          <svg:desc>llolo</svg:desc>
          <text:p text:style-name="P1">under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5cm" svg:height="1.3cm" svg:x="5.1cm" svg:y="8.4cm">
          <text:p text:style-name="P1">backb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3.4cm" svg:height="1.3cm" svg:x="20.7cm" svg:y="8.8cm">
          <text:p text:style-name="P1">bootstr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4.2cm" svg:height="1.3cm" svg:x="20.3cm" svg:y="11.7cm">
          <text:p text:style-name="P1">bootstrap-r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2.4cm" svg:y1="11.7cm" svg:x2="22.4cm" svg:y2="10.1cm" draw:start-shape="id1" draw:start-glue-point="4" draw:end-shape="id2" draw:end-glue-point="6" svg:d="m22400 11700v-1600" svg:viewBox="0 0 1 1601">
          <text:p/>
        </draw:connector>
        <draw:connector draw:style-name="gr5" draw:text-style-name="P1" draw:layer="layout" draw:type="curve" svg:x1="6.85cm" svg:y1="8.4cm" svg:x2="14.15cm" svg:y2="3.6cm" draw:start-shape="id3" draw:start-glue-point="4" draw:end-shape="id4" draw:end-glue-point="6" svg:d="m6850 8400c0-3598 7300-1199 7300-4800" svg:viewBox="0 0 7301 4801">
          <text:p/>
        </draw:connector>
        <draw:connector draw:style-name="gr5" draw:text-style-name="P1" draw:layer="layout" draw:type="curve" svg:x1="6.85cm" svg:y1="8.4cm" svg:x2="3.65cm" svg:y2="6.5cm" draw:start-shape="id3" draw:start-glue-point="4" draw:end-shape="id5" draw:end-glue-point="6" svg:d="m6850 8400c0-1423-3200-474-3200-1900" svg:viewBox="0 0 3201 1901">
          <text:p/>
        </draw:connector>
        <draw:custom-shape draw:style-name="gr1" draw:text-style-name="P1" draw:layer="layout" svg:width="3.5cm" svg:height="1.3cm" svg:x="9.2cm" svg:y="18.7cm">
          <text:p text:style-name="P1">account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6cm" svg:height="1.3cm" svg:x="23.8cm" svg:y="15cm">
          <text:p text:style-name="P1">jso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6cm" svg:height="1.3cm" svg:x="23.8cm" svg:y="17.2cm">
          <text:p text:style-name="P1">store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5.6cm" svg:y1="17.2cm" svg:x2="25.6cm" svg:y2="16.3cm" draw:start-shape="id6" draw:start-glue-point="4" draw:end-shape="id7" draw:end-glue-point="6" svg:d="m25600 17200v-900" svg:viewBox="0 0 1 901">
          <text:p/>
        </draw:connector>
        <draw:custom-shape draw:style-name="gr6" draw:text-style-name="P1" xml:id="id8" draw:id="id8" draw:layer="layout" svg:width="3.5cm" svg:height="1.3cm" svg:x="14.1cm" svg:y="12.6cm">
          <text:p text:style-name="P1">jQuery.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5.85cm" svg:y1="12.6cm" svg:x2="14.15cm" svg:y2="3.6cm" draw:start-shape="id8" draw:start-glue-point="4" draw:end-shape="id4" draw:end-glue-point="6" svg:d="m15850 12600c0-6751-1700-2252-1700-9000" svg:viewBox="0 0 1701 9001">
          <text:p/>
        </draw:connector>
        <draw:custom-shape draw:style-name="gr4" draw:text-style-name="P1" xml:id="id9" draw:id="id9" draw:layer="layout" svg:width="3.5cm" svg:height="1.3cm" svg:x="5.6cm" svg:y="12.5cm">
          <text:p text:style-name="P1">jQuery.sv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1.008cm" svg:x1="7.35cm" svg:y1="12.5cm" svg:x2="14.15cm" svg:y2="3.6cm" draw:start-shape="id9" draw:start-glue-point="4" draw:end-shape="id4" draw:end-glue-point="6" svg:d="m7350 12500c0-5179 6800-730 6800-8900" svg:viewBox="0 0 6801 8901">
          <text:p/>
        </draw:connector>
        <draw:custom-shape draw:style-name="gr1" draw:text-style-name="P1" draw:layer="layout" svg:width="3.5cm" svg:height="1.3cm" svg:x="1cm" svg:y="18.7cm">
          <text:p text:style-name="P1">js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3cm" svg:x="13.3cm" svg:y="18.7cm">
          <text:p text:style-name="P1">spin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0" draw:id="id10" draw:layer="layout" svg:width="3.8cm" svg:height="1.3cm" svg:x="11.5cm" svg:y="9.9cm">
          <text:p text:style-name="P1">jQ.ui the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5.85cm" svg:y1="12.6cm" svg:x2="13.4cm" svg:y2="11.2cm" draw:start-shape="id8" draw:start-glue-point="4" draw:end-shape="id10" draw:end-glue-point="6" svg:d="m15850 12600c0-1033-2450-334-2450-1400" svg:viewBox="0 0 2451 1401">
          <text:p/>
        </draw:connector>
        <draw:custom-shape draw:style-name="gr8" draw:text-style-name="P2" draw:layer="layout" svg:width="3.5cm" svg:height="1.3cm" svg:x="5cm" svg:y="18.7cm">
          <text:p text:style-name="P1"><text:span text:style-name="T1">graphic js tr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1cm" svg:height="0.326cm" svg:x="1.3cm" svg:y="1.7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4" draw:layer="layout" svg:width="8.8cm" svg:height="4cm" svg:x="1cm" svg:y="1cm">
          <draw:text-box>
            <text:p><text:span text:style-name="T1">Légende :</text:span></text:p>
            <text:p><text:span text:style-name="T1"><text:s text:c="8"/></text:span><text:span text:style-name="T1">Lib sans dépendances</text:span></text:p>
            <text:p><text:span text:style-name="T1"><text:s text:c="8"/></text:span><text:span text:style-name="T1">Lib avec dépendances</text:span></text:p>
            <text:p><text:span text:style-name="T1"><text:s text:c="8"/></text:span><text:span text:style-name="T1">Lib avec des feuilles de style</text:span></text:p>
            <text:p><text:span text:style-name="T1"/></text:p>
          </draw:text-box>
        </draw:frame>
        <draw:custom-shape draw:style-name="gr11" draw:text-style-name="P1" draw:layer="layout" svg:width="1cm" svg:height="0.359cm" svg:x="1.3cm" svg:y="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1cm" svg:height="0.326cm" svg:x="1.3cm" svg:y="2.8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5.4cm" svg:height="1.3cm" svg:x="7.5cm" svg:y="15.1cm">
          <text:p text:style-name="P1">jQuery.datatabl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-0.433cm" svg:x1="10.2cm" svg:y1="15.1cm" svg:x2="14.15cm" svg:y2="3.6cm" draw:start-shape="id11" draw:start-glue-point="4" draw:end-shape="id4" draw:end-glue-point="6" svg:d="m10200 15100c0-9291 3950-3541 3950-11500" svg:viewBox="0 0 3951 11501">
          <text:p/>
        </draw:connector>
        <draw:connector draw:style-name="gr13" draw:text-style-name="P1" draw:layer="layout" draw:type="curve" svg:x1="18.45cm" svg:y1="15cm" svg:x2="15.85cm" svg:y2="13.9cm" draw:start-shape="id12" draw:start-glue-point="4" draw:end-shape="id8" draw:end-glue-point="6" svg:d="m18450 15000c0-838-2600-289-2600-1100" svg:viewBox="0 0 2601 1101">
          <text:p/>
        </draw:connector>
        <draw:custom-shape draw:style-name="gr4" draw:text-style-name="P1" xml:id="id12" draw:id="id12" draw:layer="layout" svg:width="6.3cm" svg:height="1.3cm" svg:x="15.3cm" svg:y="15cm">
          <text:p text:style-name="P1">jQuery.datatables (ui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-2.042cm" svg:x1="18.45cm" svg:y1="15cm" svg:x2="14.15cm" svg:y2="3.6cm" draw:start-shape="id12" draw:start-glue-point="4" draw:end-shape="id4" draw:end-glue-point="6" svg:d="m18450 15000c0-11629-4300-5930-4300-11400" svg:viewBox="0 0 4301 11401">
          <text:p/>
        </draw:connector>
        <draw:custom-shape draw:style-name="gr1" draw:text-style-name="P1" draw:layer="layout" svg:width="3.5cm" svg:height="1.3cm" svg:x="17.4cm" svg:y="18.7cm">
          <text:p text:style-name="P1">dust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type="curve" svg:x1="22.4cm" svg:y1="8.8cm" svg:x2="14.15cm" svg:y2="3.6cm" draw:start-shape="id2" draw:start-glue-point="4" draw:end-shape="id4" draw:end-glue-point="6" svg:d="m22400 8800c0-3916-8250-1317-8250-5200" svg:viewBox="0 0 8251 5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10:02:30.90</meta:creation-date>
    <dc:date>2013-07-25T23:14:40.99</dc:date>
    <meta:editing-duration>PT3H51M29S</meta:editing-duration>
    <meta:editing-cycles>20</meta:editing-cycles>
    <meta:generator>LibreOffice/3.6$Windows_x86 LibreOffice_project/f969faf-c24b504-8c77064-174276e-40b382</meta:generator>
    <meta:document-statistic meta:object-count="32"/>
  </office:meta>
</office:document-meta>
</file>